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speed</text:p>
          </table:table-cell>
          <table:table-cell table:style-name="ce1"/>
          <table:table-cell office:value-type="string" table:style-name="ce1">
            <text:p>type</text:p>
          </table:table-cell>
          <table:table-cell office:value-type="string" table:style-name="ce1">
            <text:p>spe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mal</text:p>
          </table:table-cell>
          <table:table-cell office:value-type="float" office:value="26044" table:style-name="ce1">
            <text:p>26044</text:p>
          </table:table-cell>
          <table:table-cell table:style-name="ce1"/>
          <table:table-cell office:value-type="string" table:style-name="ce1">
            <text:p>low</text:p>
          </table:table-cell>
          <table:table-cell office:value-type="float" office:value="12635" table:style-name="ce1">
            <text:p>1263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856" table:style-name="ce1">
            <text:p>3856</text:p>
          </table:table-cell>
          <table:table-cell table:number-columns-repeated="2" table:style-name="ce1"/>
          <table:table-cell office:value-type="float" office:value="7516" table:style-name="ce1">
            <text:p>751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3312" table:style-name="ce1">
            <text:p>23312</text:p>
          </table:table-cell>
          <table:table-cell table:number-columns-repeated="2" table:style-name="ce1"/>
          <table:table-cell office:value-type="float" office:value="6051" table:style-name="ce1">
            <text:p>605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415" table:style-name="ce1">
            <text:p>2415</text:p>
          </table:table-cell>
          <table:table-cell table:number-columns-repeated="2" table:style-name="ce1"/>
          <table:table-cell office:value-type="float" office:value="5803" table:style-name="ce1">
            <text:p>580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744" table:style-name="ce1">
            <text:p>3744</text:p>
          </table:table-cell>
          <table:table-cell table:number-columns-repeated="2" table:style-name="ce1"/>
          <table:table-cell office:value-type="float" office:value="12194" table:style-name="ce1">
            <text:p>1219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874" table:style-name="ce1">
            <text:p>3874</text:p>
          </table:table-cell>
          <table:table-cell table:number-columns-repeated="2" table:style-name="ce1"/>
          <table:table-cell office:value-type="float" office:value="15909" table:style-name="ce1">
            <text:p>1590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132" table:style-name="ce1">
            <text:p>3132</text:p>
          </table:table-cell>
          <table:table-cell table:number-columns-repeated="2" table:style-name="ce1"/>
          <table:table-cell office:value-type="float" office:value="4810" table:style-name="ce1">
            <text:p>48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279" table:style-name="ce1">
            <text:p>3279</text:p>
          </table:table-cell>
          <table:table-cell table:number-columns-repeated="2" table:style-name="ce1"/>
          <table:table-cell office:value-type="float" office:value="6495" table:style-name="ce1">
            <text:p>6495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riccardo waardenburg</meta:initial-creator>
    <dc:creator>riccardo waardenburg</dc:creator>
    <meta:creation-date>2017-03-22T08:19:30Z</meta:creation-date>
    <dc:date>2017-03-22T09:31:22Z</dc:date>
  </office:meta>
</office:document-meta>
</file>